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officeooo:rsid="0010a213" officeooo:paragraph-rsid="0010a213"/>
    </style:style>
    <style:style style:name="P3" style:family="paragraph" style:parent-style-name="Standard">
      <style:text-properties officeooo:paragraph-rsid="0010a213"/>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841_1401237328" text:style-name="Index_20_Link" text:visited-style-name="Index_20_Link">He heard<text:tab/>1</text:a></text:p>
          <text:p text:style-name="P4"><text:a xlink:type="simple" xlink:href="#__RefHeading__843_1401237328" text:style-name="Index_20_Link" text:visited-style-name="Index_20_Link">just after he<text:tab/>1</text:a></text:p>
          <text:p text:style-name="P1"><text:a xlink:type="simple" xlink:href="#__RefHeading__845_1401237328" text:style-name="Index_20_Link" text:visited-style-name="Index_20_Link">those cuffs on<text:tab/>1</text:a></text:p>
          <text:p text:style-name="P4"><text:a xlink:type="simple" xlink:href="#__RefHeading__847_1401237328" text:style-name="Index_20_Link" text:visited-style-name="Index_20_Link">He tried to<text:tab/>1</text:a></text:p>
        </text:index-body>
      </text:table-of-content>
      <text:p text:style-name="Standard"/>
      <text:p text:style-name="Standard"/>
      <text:h text:style-name="Heading_20_1" text:outline-level="1"><text:bookmark-start text:name="__RefHeading__841_1401237328"/>He heard <text:bookmark-end text:name="__RefHeading__841_1401237328"/></text:h>
      <text:p text:style-name="P2">quiet steps behind him. That didn't bode well. Who could be following him this late at night and in this deadbeat part of town? And at this particular moment, </text:p>
      <text:h text:style-name="Heading_20_2" text:outline-level="2"><text:bookmark-start text:name="__RefHeading__843_1401237328"/>just after he <text:bookmark-end text:name="__RefHeading__843_1401237328"/></text:h>
      <text:p text:style-name="P2">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ext:p>
      <text:h text:style-name="Heading_20_1" text:outline-level="1"><text:bookmark-start text:name="__RefHeading__845_1401237328"/>those cuffs on <text:bookmark-end text:name="__RefHeading__845_1401237328"/></text:h>
      <text:p text:style-name="P2">his wrists? He nervously looked all around. Suddenly he saw the alley. Like lightning he darted off to the left and disappeared between the two warehouses almost falling over the trash can lying in the middle of the sidewalk. </text:p>
      <text:h text:style-name="Heading_20_2" text:outline-level="2"><text:bookmark-start text:name="__RefHeading__847_1401237328"/>He tried to <text:bookmark-end text:name="__RefHeading__847_1401237328"/></text:h>
      <text:p text:style-name="P2">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 Nouws</meta:initial-creator>
    <meta:creation-date>2014-09-12T14:23:47.599709418</meta:creation-date>
    <dc:date>2014-09-12T14:33:17.736758978</dc:date>
    <dc:creator>Cor Nouws</dc:creator>
    <meta:editing-duration>PT9M30S</meta:editing-duration>
    <meta:editing-cycles>1</meta:editing-cycles>
    <meta:document-statistic meta:table-count="0" meta:image-count="0" meta:object-count="0" meta:page-count="1" meta:paragraph-count="13" meta:word-count="313" meta:character-count="1619" meta:non-whitespace-character-count="1316"/>
    <meta:generator>LibreOfficeDev_20140902/4.4.0.0.alpha0$Linux_x86 LibreOffice_project/8e4defe4b59a72fbe82f94b26e233ba36640c739</meta:generator>
  </office:meta>
</office:document-meta>
</file>